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8.5cm" table:align="margins"/>
    </style:style>
    <style:style style:name="Tabela1.A" style:family="table-column">
      <style:table-column-properties style:column-width="2.011cm" style:rel-column-width="1140*"/>
    </style:style>
    <style:style style:name="Tabela1.B" style:family="table-column">
      <style:table-column-properties style:column-width="6.489cm" style:rel-column-width="367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8.5cm" table:align="margins"/>
    </style:style>
    <style:style style:name="Tabela2.A" style:family="table-column">
      <style:table-column-properties style:column-width="8.5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3pt" fo:font-weight="bold" officeooo:rsid="001a674a" officeooo:paragraph-rsid="001a674a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normal" officeooo:rsid="001a674a" officeooo:paragraph-rsid="001a674a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fo:font-weight="normal" officeooo:rsid="001abda9" officeooo:paragraph-rsid="001abda9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normal" officeooo:rsid="001a674a" officeooo:paragraph-rsid="001a674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bda1f"/>
    </style:style>
    <style:style style:name="P6" style:family="paragraph" style:parent-style-name="Standard">
      <style:paragraph-properties fo:text-align="start" style:justify-single-word="false"/>
      <style:text-properties officeooo:paragraph-rsid="001d0621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fo:font-weight="normal" officeooo:rsid="001daad9" officeooo:paragraph-rsid="001d0621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arial" fo:font-size="13pt" fo:font-weight="normal" officeooo:rsid="0021fc57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fo:font-weight="normal" officeooo:rsid="0021fc57" officeooo:paragraph-rsid="0021fc57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arial" fo:font-size="13pt" fo:font-weight="normal" officeooo:rsid="0021fc57" officeooo:paragraph-rsid="0021fc57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arial" fo:font-size="13pt" fo:font-weight="normal" officeooo:rsid="0023057c" officeooo:paragraph-rsid="0023057c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text-properties style:font-name="arial" fo:font-size="13pt" fo:font-weight="normal" officeooo:rsid="0023057c" officeooo:paragraph-rsid="0023057c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fo:font-weight="normal" officeooo:rsid="0023c1ea" officeooo:paragraph-rsid="0027456b" style:font-size-asian="13pt" style:font-weight-asian="normal" style:font-size-complex="13pt" style:font-weight-complex="normal"/>
    </style:style>
    <style:style style:name="P14" style:family="paragraph" style:parent-style-name="Standard">
      <style:text-properties officeooo:rsid="0023057c" officeooo:paragraph-rsid="0023057c"/>
    </style:style>
    <style:style style:name="P15" style:family="paragraph" style:parent-style-name="Standard">
      <style:paragraph-properties fo:text-align="start" style:justify-single-word="false"/>
      <style:text-properties officeooo:rsid="001f7c8d" officeooo:paragraph-rsid="0023057c"/>
    </style:style>
    <style:style style:name="P16" style:family="paragraph" style:parent-style-name="Standard">
      <style:paragraph-properties fo:text-align="start" style:justify-single-word="false"/>
      <style:text-properties officeooo:rsid="001f7c8d" officeooo:paragraph-rsid="0027456b"/>
    </style:style>
    <style:style style:name="P17" style:family="paragraph" style:parent-style-name="Standard">
      <style:paragraph-properties fo:text-align="start" style:justify-single-word="false"/>
      <style:text-properties officeooo:paragraph-rsid="0023057c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23057c"/>
    </style:style>
    <style:style style:name="P19" style:family="paragraph" style:parent-style-name="Standard">
      <style:paragraph-properties fo:text-align="start" style:justify-single-word="false"/>
      <style:text-properties officeooo:paragraph-rsid="0023c1ea"/>
    </style:style>
    <style:style style:name="P20" style:family="paragraph" style:parent-style-name="Standard">
      <style:paragraph-properties fo:text-align="start" style:justify-single-word="false"/>
      <style:text-properties officeooo:rsid="0023c1ea" officeooo:paragraph-rsid="0023c1ea"/>
    </style:style>
    <style:style style:name="P21" style:family="paragraph" style:parent-style-name="Standard">
      <style:paragraph-properties fo:text-align="start" style:justify-single-word="false"/>
      <style:text-properties officeooo:rsid="0023c1ea" officeooo:paragraph-rsid="0027456b"/>
    </style:style>
    <style:style style:name="P22" style:family="paragraph" style:parent-style-name="Standard">
      <style:paragraph-properties fo:text-align="start" style:justify-single-word="false"/>
      <style:text-properties officeooo:rsid="0025e19f" officeooo:paragraph-rsid="0023c1ea"/>
    </style:style>
    <style:style style:name="P23" style:family="paragraph" style:parent-style-name="Standard">
      <style:paragraph-properties fo:text-align="start" style:justify-single-word="false"/>
      <style:text-properties officeooo:rsid="0025e19f" officeooo:paragraph-rsid="0027456b"/>
    </style:style>
    <style:style style:name="P24" style:family="paragraph" style:parent-style-name="Standard">
      <style:paragraph-properties fo:text-align="start" style:justify-single-word="false"/>
      <style:text-properties officeooo:rsid="00261864" officeooo:paragraph-rsid="00261864"/>
    </style:style>
    <style:style style:name="P25" style:family="paragraph" style:parent-style-name="Standard">
      <style:paragraph-properties fo:text-align="start" style:justify-single-word="false"/>
      <style:text-properties officeooo:rsid="0027456b" officeooo:paragraph-rsid="0023c1ea"/>
    </style:style>
    <style:style style:name="P26" style:family="paragraph" style:parent-style-name="Standard">
      <style:paragraph-properties fo:text-align="start" style:justify-single-word="false"/>
      <style:text-properties officeooo:rsid="0027456b" officeooo:paragraph-rsid="0027456b"/>
    </style:style>
    <style:style style:name="P27" style:family="paragraph" style:parent-style-name="Table_20_Contents">
      <style:text-properties officeooo:rsid="0021fc57" officeooo:paragraph-rsid="0021fc57"/>
    </style:style>
    <style:style style:name="T1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2" style:family="text">
      <style:text-properties style:font-name="arial" fo:font-size="13pt" fo:font-weight="normal" officeooo:rsid="001a674a" style:font-size-asian="13pt" style:font-weight-asian="normal" style:font-size-complex="13pt" style:font-weight-complex="normal"/>
    </style:style>
    <style:style style:name="T3" style:family="text">
      <style:text-properties style:font-name="arial" fo:font-size="13pt" fo:font-weight="normal" officeooo:rsid="001b2dc5" style:font-size-asian="13pt" style:font-weight-asian="normal" style:font-size-complex="13pt" style:font-weight-complex="normal"/>
    </style:style>
    <style:style style:name="T4" style:family="text">
      <style:text-properties style:font-name="arial" fo:font-size="13pt" fo:font-weight="normal" officeooo:rsid="001abda9" style:font-size-asian="13pt" style:font-weight-asian="normal" style:font-size-complex="13pt" style:font-weight-complex="normal"/>
    </style:style>
    <style:style style:name="T5" style:family="text">
      <style:text-properties style:font-name="arial" fo:font-size="13pt" fo:font-weight="normal" officeooo:rsid="001d0621" style:font-size-asian="13pt" style:font-weight-asian="normal" style:font-size-complex="13pt" style:font-weight-complex="normal"/>
    </style:style>
    <style:style style:name="T6" style:family="text">
      <style:text-properties style:font-name="arial" fo:font-size="13pt" fo:font-weight="normal" officeooo:rsid="001daad9" style:font-size-asian="13pt" style:font-weight-asian="normal" style:font-size-complex="13pt" style:font-weight-complex="normal"/>
    </style:style>
    <style:style style:name="T7" style:family="text">
      <style:text-properties style:font-name="arial" fo:font-size="13pt" fo:font-weight="normal" officeooo:rsid="0023057c" style:font-size-asian="13pt" style:font-weight-asian="normal" style:font-size-complex="13pt" style:font-weight-complex="normal"/>
    </style:style>
    <style:style style:name="T8" style:family="text">
      <style:text-properties style:font-name="arial" fo:font-size="13pt" fo:font-weight="normal" officeooo:rsid="0021ce6a" style:font-size-asian="13pt" style:font-weight-asian="normal" style:font-size-complex="13pt" style:font-weight-complex="normal"/>
    </style:style>
    <style:style style:name="T9" style:family="text">
      <style:text-properties style:font-name="arial" fo:font-size="13pt" fo:font-weight="normal" officeooo:rsid="001f7c8d" style:font-size-asian="13pt" style:font-weight-asian="normal" style:font-size-complex="13pt" style:font-weight-complex="normal"/>
    </style:style>
    <style:style style:name="T10" style:family="text">
      <style:text-properties style:font-name="arial" fo:font-size="13pt" fo:font-weight="normal" officeooo:rsid="00243fe9" style:font-size-asian="13pt" style:font-weight-asian="normal" style:font-size-complex="13pt" style:font-weight-complex="normal"/>
    </style:style>
    <style:style style:name="T11" style:family="text">
      <style:text-properties style:font-name="arial" fo:font-size="13pt" fo:font-weight="normal" officeooo:rsid="00261864" style:font-size-asian="13pt" style:font-weight-asian="normal" style:font-size-complex="13pt" style:font-weight-complex="normal"/>
    </style:style>
    <style:style style:name="T12" style:family="text">
      <style:text-properties style:font-name="arial" fo:font-size="13pt" fo:font-weight="normal" officeooo:rsid="0027456b" style:font-size-asian="13pt" style:font-weight-asian="normal" style:font-size-complex="13pt" style:font-weight-complex="normal"/>
    </style:style>
    <style:style style:name="T13" style:family="text">
      <style:text-properties style:font-name="arial" fo:font-size="13pt" fo:font-weight="bold" officeooo:rsid="0021ce6a" style:font-size-asian="13pt" style:font-weight-asian="bold" style:font-size-complex="13pt" style:font-weight-complex="bold"/>
    </style:style>
    <style:style style:name="T14" style:family="text">
      <style:text-properties style:font-name="arial" fo:font-size="13pt" style:text-underline-style="solid" style:text-underline-width="auto" style:text-underline-color="font-color" fo:font-weight="normal" officeooo:rsid="0021ce6a" style:font-size-asian="13pt" style:font-weight-asian="normal" style:font-size-complex="13pt" style:font-weight-complex="normal"/>
    </style:style>
    <style:style style:name="T15" style:family="text">
      <style:text-properties style:font-name="arial" fo:font-size="13pt" style:text-underline-style="solid" style:text-underline-width="auto" style:text-underline-color="font-color" fo:font-weight="normal" officeooo:rsid="001f7c8d" style:font-size-asian="13pt" style:font-weight-asian="normal" style:font-size-complex="13pt" style:font-weight-complex="normal"/>
    </style:style>
    <style:style style:name="T16" style:family="text">
      <style:text-properties style:font-name="arial" fo:language="pt" fo:country="PT"/>
    </style:style>
    <style:style style:name="T17" style:family="text">
      <style:text-properties style:font-name="arial" fo:language="pt" fo:country="PT" officeooo:rsid="001bda1f"/>
    </style:style>
    <style:style style:name="T18" style:family="text">
      <style:text-properties officeooo:rsid="001bda1f"/>
    </style:style>
    <style:style style:name="T19" style:family="text">
      <style:text-properties officeooo:rsid="001d0621"/>
    </style:style>
    <style:style style:name="T20" style:family="text">
      <style:text-properties officeooo:rsid="0021fc57"/>
    </style:style>
    <style:style style:name="T21" style:family="text">
      <style:text-properties officeooo:rsid="0023057c"/>
    </style:style>
    <style:style style:name="T22" style:family="text">
      <style:text-properties officeooo:rsid="00261864"/>
    </style:style>
    <style:style style:name="T23" style:family="text">
      <style:text-properties officeooo:rsid="0027456b"/>
    </style:style>
    <style:style style:name="T24" style:family="text">
      <style:text-properties style:text-line-through-style="solid" style:text-line-through-type="single" style:font-name="arial" fo:font-size="13pt" fo:font-weight="normal" officeooo:rsid="0021ce6a" style:font-size-asian="13pt" style:font-weight-asian="normal" style:font-size-complex="13pt" style:font-weight-complex="normal"/>
    </style:style>
    <style:style style:name="T25" style:family="text">
      <style:text-properties style:text-line-through-style="none" style:text-line-through-type="none" style:font-name="arial" fo:font-size="13pt" fo:font-weight="normal" officeooo:rsid="0021ce6a" style:font-size-asian="13pt" style:font-weight-asian="normal" style:font-size-complex="13pt" style:font-weight-complex="normal"/>
    </style:style>
    <style:style style:name="T26" style:family="text">
      <style:text-properties style:text-line-through-style="none" style:text-line-through-type="none" style:font-name="arial" fo:font-size="13pt" style:text-underline-style="solid" style:text-underline-width="auto" style:text-underline-color="font-color" fo:font-weight="normal" officeooo:rsid="0021ce6a" style:font-size-asian="13pt" style:font-weight-asian="normal" style:font-size-complex="13pt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artigo <text:span text:style-name="T20">da ISCX </text:span>aborda como e porque houve a necessidade de se elaborar uma nova base de dados para testes de intrusão.</text:p>
      <text:p text:style-name="P5"><text:span text:style-name="T2">Segundo o texto até então as bases de dados existentes, eram em grande parte anonimas, não possuíam estatísticas que comprovassem quantos e quais ataques foram gerados, muito menos </text:span><text:span text:style-name="T3">informações como</text:span><text:span text:style-name="T2"> o contexto da rede em que foram </text:span><text:span text:style-name="T4">criados</text:span><text:span text:style-name="T2"> os mesmos, </text:span><text:span text:style-name="T3">exemplos de bases existentes são</text:span><text:bookmark text:name="result_box"/><text:span text:style-name="T3"> </text:span><text:span text:style-name="T12">da </text:span><text:span text:style-name="T16">CAIDA - Cooperative Association for Internet<text:line-break/>Data Analysis, </text:span><text:span text:style-name="T17">LBNL - </text:span><text:span text:style-name="T16">Lawrence Berkeley National Laboratory e ICSI </text:span><text:span text:style-name="T2">.</text:span></text:p>
      <text:p text:style-name="P3"/>
      <text:p text:style-name="P3">Buscando abordar <text:span text:style-name="T22">o máximo de </text:span>possibilidades e levando em consideração <text:span text:style-name="T19">os problemas d</text:span>as bases de dados anteriores, <text:span text:style-name="T22">o ISCX</text:span> decidi<text:span text:style-name="T22">u</text:span> então formular um <text:span text:style-name="T22">novo conjunto de dados</text:span> que pudesse ajudar pesquisadores da área <text:span text:style-name="T19">de IDS,</text:span> <text:span text:style-name="T19">tendo assim, acesso a um benchmark mais realista e abrangente, melhorando então </text:span>a qualidade d<text:span text:style-name="T19">os</text:span> testes e estudos, estudos estes que atraem atenções devido ao grande volume de informações, e a possibilidade de se usufruir de grande parte de<text:span text:style-name="T18">las</text:span>.</text:p>
      <text:p text:style-name="P3"/>
      <text:p text:style-name="P6"><text:span text:style-name="T6">Uma das maiores preocupações era tornar a DB o mais</text:span><text:span text:style-name="T5"> realista </text:span><text:span text:style-name="T6">possível, por </text:span><text:span text:style-name="T11">mais difícil que isso pareça, então</text:span><text:span text:style-name="T6"> </text:span><text:span text:style-name="T5">os pesquisadores simularam o comportamento do</text:span><text:span text:style-name="T6">s</text:span><text:span text:style-name="T5"> </text:span><text:span text:style-name="T6">usuários</text:span><text:span text:style-name="T5"> atr</text:span><text:span text:style-name="T6">a</text:span><text:span text:style-name="T5">v</text:span><text:span text:style-name="T6">é</text:span><text:span text:style-name="T5">s de uma “Central de </text:span><text:span text:style-name="T6">U</text:span><text:span text:style-name="T5">suários”, captando os perfis dos mesmos,</text:span><text:span text:style-name="T6"> evitando assim características que não refletissem a realidade, o que poderia interferir no resultado final.</text:span></text:p>
      <text:p text:style-name="P7"/>
      <text:p text:style-name="P7"/>
      <text:p text:style-name="P7"/>
      <text:p text:style-name="P7"/>
      <text:p text:style-name="P9">Para isso foram utilizadas 21 maquinas, todas elas com Windows, dividas em, Win XP – SP1, SP2 e SP3, e também Windows 7, <text:span text:style-name="T22">totalizando 4 grupos de maquinas</text:span>.</text:p>
      <text:p text:style-name="P9"/>
      <text:p text:style-name="P13"><text:span text:style-name="T21">E</text:span>m um dos passos seguidos para efetuar a invasão foi possível detectar informações do servidor principal, que possui o SO Ubuntu Server 10.04 com alguns serviços ativos, um servidor NAT também com <text:span text:style-name="T23">U</text:span>buntu e um segundo servidor com Windows server 2003 gerenciando serviços de Web.</text:p>
      <text:p text:style-name="P13"/>
      <text:p text:style-name="P9">Os ataques iniciaram na Sexta-feira 11 de Junho às 00:01:06 e durou exatamente 7 dias, terminando na Sexta-feira 18 de Junho.</text:p>
      <text:p text:style-name="P9"/>
      <text:p text:style-name="P9">A distribuição dos ataques foi a seguinte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Sexta</text:p>
          </table:table-cell>
          <table:table-cell table:style-name="Tabela1.B1" office:value-type="string">
            <text:p text:style-name="P27">Normal Activity. No malicious activity</text:p>
          </table:table-cell>
        </table:table-row>
        <table:table-row>
          <table:table-cell table:style-name="Tabela1.A2" office:value-type="string">
            <text:p text:style-name="P27">Sabado</text:p>
          </table:table-cell>
          <table:table-cell table:style-name="Tabela1.B2" office:value-type="string">
            <text:p text:style-name="P27">Normal Activity. No malicious activity</text:p>
          </table:table-cell>
        </table:table-row>
        <table:table-row>
          <table:table-cell table:style-name="Tabela1.A2" office:value-type="string">
            <text:p text:style-name="P27">Domingo</text:p>
          </table:table-cell>
          <table:table-cell table:style-name="Tabela1.B2" office:value-type="string">
            <text:p text:style-name="P27">Infiltrating the network from inside + Normal Activity</text:p>
          </table:table-cell>
        </table:table-row>
        <table:table-row>
          <table:table-cell table:style-name="Tabela1.A2" office:value-type="string">
            <text:p text:style-name="P27">Segunda</text:p>
          </table:table-cell>
          <table:table-cell table:style-name="Tabela1.B2" office:value-type="string">
            <text:p text:style-name="P27">HTTP Denial of Service + Normal Activity</text:p>
          </table:table-cell>
        </table:table-row>
        <table:table-row>
          <table:table-cell table:style-name="Tabela1.A2" office:value-type="string">
            <text:p text:style-name="P27">Terça</text:p>
          </table:table-cell>
          <table:table-cell table:style-name="Tabela1.B2" office:value-type="string">
            <text:p text:style-name="Table_20_Contents">Distributed Denial of Service using an IRC Botnet </text:p>
          </table:table-cell>
        </table:table-row>
        <table:table-row>
          <table:table-cell table:style-name="Tabela1.A2" office:value-type="string">
            <text:p text:style-name="P27">Quarta</text:p>
          </table:table-cell>
          <table:table-cell table:style-name="Tabela1.B2" office:value-type="string">
            <text:p text:style-name="Table_20_Contents">Normal Activity. No malicious activity</text:p>
          </table:table-cell>
        </table:table-row>
        <table:table-row>
          <table:table-cell table:style-name="Tabela1.A2" office:value-type="string">
            <text:p text:style-name="P27">Quinta</text:p>
          </table:table-cell>
          <table:table-cell table:style-name="Tabela1.B2" office:value-type="string">
            <text:p text:style-name="Table_20_Contents">Brute Force SSH + Normal Activity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Durante a semana de segunda a sexta há um aumento substancial no fluxo pelo manha e lenta nas tardes, sendo o tráfego HTTP o mais abundante na DB.</text:p>
      <text:p text:style-name="P11"/>
      <text:p text:style-name="P11">O cenário de ataque é composto pelos seguintes passos:</text:p>
      <text:list xml:id="list2127284654831433639" text:style-name="L1">
        <text:list-item>
          <text:p text:style-name="P12">Information gathering and reconnaissance (passive and active)</text:p>
        </text:list-item>
        <text:list-item>
          <text:p text:style-name="P12">Vulnerability identification and scanning</text:p>
        </text:list-item>
        <text:list-item>
          <text:p text:style-name="P12">Gaining access and compromising a system</text:p>
        </text:list-item>
        <text:list-item>
          <text:p text:style-name="P12">Maintaining access and creating backdoors</text:p>
        </text:list-item>
        <text:list-item>
          <text:p text:style-name="P12">Covering tracks</text:p>
        </text:list-item>
      </text:list>
      <text:p text:style-name="P11"/>
      <text:p text:style-name="P14"><text:span text:style-name="T1">Foram usados 4 cenários de ataque, sendo eles:</text:span></text:p>
      <text:list xml:id="list6722894562562397564" text:style-name="L2">
        <text:list-item>
          <text:p text:style-name="P18"><text:span text:style-name="T14">Cenário 1:</text:span><text:span text:style-name="T8"> </text:span><text:span text:style-name="T7">Infiltrating the network from the inside</text:span></text:p>
        </text:list-item>
        <text:list-item>
          <text:p text:style-name="P18"><text:span text:style-name="T14">Cenário 2:</text:span><text:span text:style-name="T8"> </text:span><text:span text:style-name="T7">HTTP denial of service</text:span></text:p>
        </text:list-item>
        <text:list-item>
          <text:p text:style-name="P18"><text:span text:style-name="T26">Cenário 3:</text:span><text:span text:style-name="T8"> </text:span><text:span text:style-name="T7">Distributed denial of service using an IRC Botnet</text:span></text:p>
        </text:list-item>
        <text:list-item>
          <text:p text:style-name="P18"><text:span text:style-name="T15">Cenário 4:</text:span><text:span text:style-name="T9"> </text:span><text:span text:style-name="T7">brute force SSH.</text:span></text:p>
        </text:list-item>
      </text:list>
      <text:p text:style-name="P17"><text:span text:style-name="T7"/></text:p>
      <text:p text:style-name="P26"><text:span text:style-name="T7">Segundo os autores do artigo, ainda não existe uma base de dados ótima para que se efetuem testes e estudos, pois há muitas variáveis que interferem no resultado final do experimento, sendo muito difícil explorar todas elas. </text:span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1"><text:span text:style-name="T7">D</text:span><text:span text:style-name="T1">úvidas </text:span><text:span text:style-name="T10">e </text:span><text:span text:style-name="T12">questões a discutir</text:span><text:span text:style-name="T1">:</text:span></text:p>
            <text:p text:style-name="P21"><text:span text:style-name="T1"/></text:p>
            <text:p text:style-name="P21"><text:span text:style-name="T1">1- Teria como a gente incorporar no </text:span><text:span text:style-name="T10">plano de trabalho o estudo d</text:span><text:span text:style-name="T1">os tipos de ataques? Por exemplo como fazer um ataque SSH Brute Force, etc.</text:span></text:p>
            <text:p text:style-name="P16"><text:span text:style-name="T7"/></text:p>
            <text:p text:style-name="P21"><text:span text:style-name="T7">2- </text:span><text:span text:style-name="T10">O Bruno disse que o arquivo XML tá no HD.</text:span></text:p>
            <text:p text:style-name="P23"><text:span text:style-name="T1"/></text:p>
            <text:p text:style-name="P26"><text:span text:style-name="T1">3- Ataques de negação de serviço e botnet, o que são?</text:span></text:p>
          </table:table-cell>
        </table:table-row>
      </table:table>
      <text:p text:style-name="P26"><text:span text:style-name="T1"><text:s/></text:span></text:p>
      <text:p text:style-name="P17"><text:span text:style-name="T7"/></text:p>
      <text:p text:style-name="P22"><text:span text:style-name="T1"/></text:p>
      <text:p text:style-name="P24"><text:span text:style-name="T1"/></text:p>
      <text:p text:style-name="P17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3pt" fo:font-weight="bold" officeooo:rsid="001a674a" officeooo:paragraph-rsid="001a674a" style:font-size-asian="13pt" style:font-weight-asian="bold" style:font-size-complex="13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fo:font-weight="normal" officeooo:rsid="001a674a" officeooo:paragraph-rsid="001a674a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latório sobre o artigo “Toward developing a systematic approach to generate benchmark datasets for intrusion detection”</text:p>
        <text:p text:style-name="MP1"/>
        <text:p text:style-name="MP2">Gustavo Barbosa Barreto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2:56:27.286969997</meta:creation-date>
    <dc:date>2016-10-18T13:14:27.563582702</dc:date>
    <meta:editing-duration>PT23M</meta:editing-duration>
    <meta:editing-cycles>4</meta:editing-cycles>
    <meta:generator>LibreOffice/5.1.4.2$Linux_X86_64 LibreOffice_project/10m0$Build-2</meta:generator>
    <meta:document-statistic meta:table-count="2" meta:image-count="0" meta:object-count="0" meta:page-count="2" meta:paragraph-count="42" meta:word-count="579" meta:character-count="3521" meta:non-whitespace-character-count="2988"/>
  </office:meta>
</office:document-meta>
</file>